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691in" fo:margin-top="0in" fo:margin-bottom="0in" table:align="left"/>
    </style:style>
    <style:style style:name="Table4.A" style:family="table-column">
      <style:table-column-properties style:column-width="6.691in"/>
    </style:style>
    <style:style style:name="Table4.1" style:family="table-row">
      <style:table-row-properties style:min-row-height="0.0611in"/>
    </style:style>
    <style:style style:name="Table4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4.2" style:family="table-row">
      <style:table-row-properties style:min-row-height="0.5236in"/>
    </style:style>
    <style:style style:name="Table4.A2" style:family="table-cell">
      <style:table-cell-properties fo:padding-left="0.0403in" fo:padding-right="0.0403in" fo:padding-top="0.0799in" fo:padding-bottom="0.0403in" fo:border="none"/>
    </style:style>
    <style:style style:name="Table7" style:family="table">
      <style:table-properties style:width="6.691in" fo:margin-top="0in" fo:margin-bottom="0in" table:align="left"/>
    </style:style>
    <style:style style:name="Table7.A" style:family="table-column">
      <style:table-column-properties style:column-width="1.7486in"/>
    </style:style>
    <style:style style:name="Table7.B" style:family="table-column">
      <style:table-column-properties style:column-width="1.5965in"/>
    </style:style>
    <style:style style:name="Table7.C" style:family="table-column">
      <style:table-column-properties style:column-width="3.3458in"/>
    </style:style>
    <style:style style:name="Table7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7.2" style:family="table-row">
      <style:table-row-properties style:min-row-height="0.1618in"/>
    </style:style>
    <style:style style:name="Table7.A2" style:family="table-cell">
      <style:table-cell-properties fo:padding-left="0.0403in" fo:padding-right="0.0403in" fo:padding-top="0.0799in" fo:padding-bottom="0.0403in" fo:border="none"/>
    </style:style>
    <style:style style:name="Table1" style:family="table">
      <style:table-properties style:width="6.691in" fo:margin-top="0in" fo:margin-bottom="0in" table:align="left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4.9424in"/>
    </style:style>
    <style:style style:name="Table1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1.2" style:family="table-row">
      <style:table-row-properties style:min-row-height="0.1618in"/>
    </style:style>
    <style:style style:name="Table1.A2" style:family="table-cell">
      <style:table-cell-properties fo:padding-left="0.0403in" fo:padding-right="0.0403in" fo:padding-top="0.0799in" fo:padding-bottom="0.0403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7486in"/>
    </style:style>
    <style:style style:name="Table2.B" style:family="table-column">
      <style:table-column-properties style:column-width="4.9424in"/>
    </style:style>
    <style:style style:name="Table2.1" style:family="table-row">
      <style:table-row-properties style:min-row-height="0.8111in"/>
    </style:style>
    <style:style style:name="Table2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5" style:family="table">
      <style:table-properties style:width="6.691in" fo:margin-top="0in" fo:margin-bottom="0in" table:align="left"/>
    </style:style>
    <style:style style:name="Table5.A" style:family="table-column">
      <style:table-column-properties style:column-width="1.7486in"/>
    </style:style>
    <style:style style:name="Table5.B" style:family="table-column">
      <style:table-column-properties style:column-width="4.9424in"/>
    </style:style>
    <style:style style:name="Table5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6" style:family="table">
      <style:table-properties style:width="6.691in" fo:margin-top="0in" fo:margin-bottom="0in" table:align="left"/>
    </style:style>
    <style:style style:name="Table6.A" style:family="table-column">
      <style:table-column-properties style:column-width="1.7486in"/>
    </style:style>
    <style:style style:name="Table6.B" style:family="table-column">
      <style:table-column-properties style:column-width="4.9424in"/>
    </style:style>
    <style:style style:name="Table6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3" style:family="table">
      <style:table-properties style:width="6.691in" fo:margin-top="0in" fo:margin-bottom="0in" table:align="left"/>
    </style:style>
    <style:style style:name="Table3.A" style:family="table-column">
      <style:table-column-properties style:column-width="1.7486in"/>
    </style:style>
    <style:style style:name="Table3.B" style:family="table-column">
      <style:table-column-properties style:column-width="4.9424in"/>
    </style:style>
    <style:style style:name="Table3.A1" style:family="table-cell">
      <style:table-cell-properties fo:padding-left="0.0403in" fo:padding-right="0.0403in" fo:padding-top="0.0799in" fo:padding-bottom="0.0403in" fo:border-left="none" fo:border-right="none" fo:border-top="0.5pt solid #000000" fo:border-bottom="none"/>
    </style:style>
    <style:style style:name="Table3.2" style:family="table-row">
      <style:table-row-properties style:min-row-height="0.1618in"/>
    </style:style>
    <style:style style:name="Table3.A2" style:family="table-cell">
      <style:table-cell-properties fo:padding-left="0.0403in" fo:padding-right="0.0403in" fo:padding-top="0.0799in" fo:padding-bottom="0.0403in" fo:border="none"/>
    </style:style>
    <style:style style:name="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margin-top="0in" fo:margin-bottom="0in" style:contextual-spacing="false"/>
      <style:text-properties fo:font-size="9pt" officeooo:rsid="000669da" officeooo:paragraph-rsid="003c74ec" style:font-size-asian="9pt" style:font-size-complex="9pt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68f3d1" officeooo:paragraph-rsid="000669d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3c74ec" officeooo:paragraph-rsid="00c17f91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3c74ec" officeooo:paragraph-rsid="00c0f24b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3c74ec" officeooo:paragraph-rsid="00c0f24b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bold" officeooo:rsid="00986634" officeooo:paragraph-rsid="00c0f24b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8f3d1" officeooo:paragraph-rsid="000669da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8f3d1" officeooo:paragraph-rsid="00160a74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160a74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177ae6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italic" style:text-underline-style="none" fo:font-weight="normal" officeooo:rsid="0068f3d1" officeooo:paragraph-rsid="000669da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italic" style:text-underline-style="none" fo:font-weight="normal" officeooo:rsid="003c74ec" officeooo:paragraph-rsid="00c0f24b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text-line-through-style="none" style:text-line-through-type="none" style:font-name="Liberation Serif" fo:font-size="9pt" fo:font-style="italic" style:text-underline-style="none" fo:font-weight="normal" officeooo:rsid="003c74ec" officeooo:paragraph-rsid="00c17f91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15%"/>
      <style:text-properties fo:color="#111111" loext:opacity="100%" officeooo:rsid="0002405b" officeooo:paragraph-rsid="001b9d0c"/>
    </style:style>
    <style:style style:name="P16" style:family="paragraph" style:parent-style-name="Standard">
      <style:paragraph-properties fo:margin-top="0in" fo:margin-bottom="0in" style:contextual-spacing="false" fo:line-height="115%"/>
      <style:text-properties fo:color="#111111" loext:opacity="100%" officeooo:rsid="0002405b" officeooo:paragraph-rsid="000bf869"/>
    </style:style>
    <style:style style:name="P17" style:family="paragraph" style:parent-style-name="Standard">
      <style:text-properties fo:color="#111111" loext:opacity="100%" fo:font-weight="bold" officeooo:paragraph-rsid="002bf44c" style:font-weight-asian="bold" style:font-weight-complex="bold"/>
    </style:style>
    <style:style style:name="P18" style:family="paragraph" style:parent-style-name="Standard">
      <style:text-properties fo:color="#111111" loext:opacity="100%" fo:font-weight="bold" officeooo:paragraph-rsid="002fdbf3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fo:color="#111111" loext:opacity="100%" fo:font-size="14pt" fo:font-weight="bold" officeooo:rsid="0002405b" officeooo:paragraph-rsid="0002405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fo:color="#111111" loext:opacity="100%" fo:font-size="12pt" officeooo:rsid="0002405b" officeooo:paragraph-rsid="0002405b" style:font-size-asian="12pt" style:font-size-complex="12pt"/>
    </style:style>
    <style:style style:name="P21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0669da" officeooo:paragraph-rsid="000669da" style:font-size-asian="9pt" style:font-size-complex="9pt"/>
    </style:style>
    <style:style style:name="P22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2fdbf3" style:font-size-asian="9pt" style:font-size-complex="9pt"/>
    </style:style>
    <style:style style:name="P23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3c74ec" style:font-size-asian="9pt" style:font-size-complex="9pt"/>
    </style:style>
    <style:style style:name="P24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0bf869" officeooo:paragraph-rsid="000bf869" style:font-size-asian="9pt" style:font-size-complex="9pt"/>
    </style:style>
    <style:style style:name="P25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2bf44c" officeooo:paragraph-rsid="002bf44c" style:font-size-asian="9pt" style:font-size-complex="9pt"/>
    </style:style>
    <style:style style:name="P26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2fdbf3" officeooo:paragraph-rsid="002fdbf3" style:font-size-asian="9pt" style:font-size-complex="9pt"/>
    </style:style>
    <style:style style:name="P27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160a74" officeooo:paragraph-rsid="00160a74" style:font-size-asian="9pt" style:font-size-complex="9pt"/>
    </style:style>
    <style:style style:name="P28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3c74ec" officeooo:paragraph-rsid="003c74ec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fo:color="#111111" loext:opacity="100%" fo:font-size="9pt" officeooo:rsid="0002405b" officeooo:paragraph-rsid="001b9d0c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style:contextual-spacing="false" fo:line-height="115%" fo:text-indent="0in" style:auto-text-indent="false"/>
      <style:text-properties fo:color="#111111" loext:opacity="100%" fo:font-size="9pt" officeooo:rsid="001b9d0c" officeooo:paragraph-rsid="00c70708" style:font-size-asian="9pt" style:font-size-complex="9pt"/>
    </style:style>
    <style:style style:name="P31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style="italic" officeooo:rsid="000669da" officeooo:paragraph-rsid="003c74e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margin-top="0in" fo:margin-bottom="0in" style:contextual-spacing="false"/>
      <style:text-properties fo:color="#111111" loext:opacity="100%" fo:font-size="11pt" officeooo:rsid="000669da" officeooo:paragraph-rsid="000669da" style:font-size-asian="11pt" style:font-size-complex="11pt"/>
    </style:style>
    <style:style style:name="P33" style:family="paragraph" style:parent-style-name="Table_20_Contents">
      <style:paragraph-properties fo:margin-top="0in" fo:margin-bottom="0in" style:contextual-spacing="false"/>
      <style:text-properties fo:color="#111111" loext:opacity="100%" fo:font-size="11pt" officeooo:rsid="000669da" officeooo:paragraph-rsid="00160a74" style:font-size-asian="11pt" style:font-size-complex="11pt"/>
    </style:style>
    <style:style style:name="P34" style:family="paragraph" style:parent-style-name="Table_20_Contents">
      <style:paragraph-properties fo:margin-top="0in" fo:margin-bottom="0in" style:contextual-spacing="false"/>
      <style:text-properties fo:color="#111111" loext:opacity="100%" fo:font-size="11pt" officeooo:rsid="000669da" officeooo:paragraph-rsid="003c74ec" style:font-size-asian="11pt" style:font-size-complex="11pt"/>
    </style:style>
    <style:style style:name="P35" style:family="paragraph" style:parent-style-name="Table_20_Contents">
      <style:paragraph-properties fo:margin-top="0in" fo:margin-bottom="0in" style:contextual-spacing="false" fo:text-align="justify" style:justify-single-word="false"/>
      <style:text-properties fo:color="#111111" loext:opacity="100%" style:font-name="Liberation Serif" fo:font-size="9pt" fo:font-style="normal" fo:font-weight="normal" officeooo:rsid="0061ac36" officeooo:paragraph-rsid="000669da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61ac36" officeooo:paragraph-rsid="000d6448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160a74" officeooo:paragraph-rsid="00160a74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160a74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177ae6" officeooo:paragraph-rsid="00193455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111111" loext:opacity="100%" style:font-name="Liberation Serif" fo:font-size="9pt" fo:font-style="normal" fo:font-weight="bold" officeooo:rsid="003c74ec" officeooo:paragraph-rsid="00c0f24b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15%" fo:text-align="end" style:justify-single-word="false" fo:text-indent="0in" style:auto-text-indent="false" fo:background-color="transparent">
        <style:tab-stops/>
      </style:paragraph-properties>
      <style:text-properties fo:color="#111111" loext:opacity="100%" style:font-name="Liberation Serif" fo:font-size="9pt" fo:font-style="normal" fo:font-weight="bold" officeooo:rsid="003c74ec" officeooo:paragraph-rsid="00c17f91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end" style:justify-single-word="false"/>
      <style:text-properties fo:color="#111111" loext:opacity="100%" style:font-name="Liberation Serif" fo:font-size="9pt" fo:font-style="normal" fo:font-weight="bold" officeooo:rsid="003c74ec" officeooo:paragraph-rsid="00c17f91" style:font-size-asian="9pt" style:font-style-asian="normal" style:font-weight-asian="bold" style:font-size-complex="9pt" style:font-style-complex="normal" style:font-weight-complex="bold"/>
    </style:style>
    <style:style style:name="P43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italic" fo:font-weight="normal" officeooo:rsid="0061ac36" officeooo:paragraph-rsid="000d6448" style:font-size-asian="9pt" style:font-style-asian="italic" style:font-weight-asian="normal" style:font-size-complex="9pt" style:font-style-complex="italic" style:font-weight-complex="normal"/>
    </style:style>
    <style:style style:name="P44" style:family="paragraph" style:parent-style-name="Standard">
      <style:text-properties fo:color="#111111" loext:opacity="100%" officeooo:rsid="00beee12" officeooo:paragraph-rsid="00beee12"/>
    </style:style>
    <style:style style:name="P45" style:family="paragraph" style:parent-style-name="Standard">
      <style:text-properties fo:color="#111111" loext:opacity="100%" officeooo:paragraph-rsid="002fdbf3"/>
    </style:style>
    <style:style style:name="P46" style:family="paragraph" style:parent-style-name="Standard">
      <style:paragraph-properties fo:margin-top="0in" fo:margin-bottom="0in" style:contextual-spacing="false" fo:line-height="115%"/>
      <style:text-properties officeooo:rsid="0002405b" officeooo:paragraph-rsid="0002405b"/>
    </style:style>
    <style:style style:name="P47" style:family="paragraph" style:parent-style-name="Standard">
      <style:text-properties officeooo:paragraph-rsid="003c74ec"/>
    </style:style>
    <style:style style:name="P48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b6b0c3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b0ef9e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83c31a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2c14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8a24b9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14634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73e40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647719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List_20_Paragraph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3c74ec" officeooo:paragraph-rsid="005aeca6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Table_20_Contents">
      <style:paragraph-properties fo:margin-top="0in" fo:margin-bottom="0in" style:contextual-spacing="false"/>
      <style:text-properties fo:font-size="9pt" officeooo:rsid="000669da" officeooo:paragraph-rsid="003c74ec" style:font-size-asian="9pt" style:font-size-complex="9pt"/>
    </style:style>
    <style:style style:name="P58" style:family="paragraph" style:parent-style-name="Table_20_Contents">
      <style:paragraph-properties fo:margin-top="0in" fo:margin-bottom="0in" style:contextual-spacing="false"/>
      <style:text-properties fo:font-size="9pt" officeooo:rsid="000669da" officeooo:paragraph-rsid="00c9dd3d" style:font-size-asian="9pt" style:font-size-complex="9pt"/>
    </style:style>
    <style:style style:name="P59" style:family="paragraph" style:parent-style-name="Table_20_Contents">
      <style:paragraph-properties fo:margin-top="0in" fo:margin-bottom="0in" style:contextual-spacing="false" fo:line-height="115%"/>
      <style:text-properties fo:color="#111111" loext:opacity="100%" fo:font-size="9pt" officeooo:rsid="000669da" officeooo:paragraph-rsid="00c9dd3d" style:font-size-asian="9pt" style:font-size-complex="9pt"/>
    </style:style>
    <style:style style:name="P60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2fdbf3" style:font-size-asian="9pt" style:font-size-complex="9pt"/>
    </style:style>
    <style:style style:name="P61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c9dd3d" style:font-size-asian="9pt" style:font-size-complex="9pt"/>
    </style:style>
    <style:style style:name="P62" style:family="paragraph" style:parent-style-name="Table_20_Contents">
      <style:paragraph-properties fo:margin-top="0in" fo:margin-bottom="0in" style:contextual-spacing="false"/>
      <style:text-properties fo:color="#111111" loext:opacity="100%" fo:font-size="9pt" officeooo:rsid="000669da" officeooo:paragraph-rsid="003c74ec" style:font-size-asian="9pt" style:font-size-complex="9pt"/>
    </style:style>
    <style:style style:name="P63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weight="bold" officeooo:rsid="000669da" officeooo:paragraph-rsid="003c74ec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weight="bold" officeooo:rsid="000669da" officeooo:paragraph-rsid="00c9dd3d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style="italic" officeooo:rsid="000669da" officeooo:paragraph-rsid="003c74ec" style:font-size-asian="9pt" style:font-style-asian="italic" style:font-size-complex="9pt" style:font-style-complex="italic"/>
    </style:style>
    <style:style style:name="P66" style:family="paragraph" style:parent-style-name="Table_20_Contents">
      <style:paragraph-properties fo:margin-top="0in" fo:margin-bottom="0in" style:contextual-spacing="false"/>
      <style:text-properties fo:color="#111111" loext:opacity="100%" fo:font-size="9pt" fo:font-style="italic" officeooo:rsid="000669da" officeooo:paragraph-rsid="00c9dd3d" style:font-size-asian="9pt" style:font-style-asian="italic" style:font-size-complex="9pt" style:font-style-complex="italic"/>
    </style:style>
    <style:style style:name="P67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61ac36" officeooo:paragraph-rsid="000d6448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normal" officeooo:rsid="0061ac36" officeooo:paragraph-rsid="00cab718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bold" officeooo:rsid="0061ac36" officeooo:paragraph-rsid="000d6448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normal" fo:font-weight="bold" officeooo:rsid="0061ac36" officeooo:paragraph-rsid="00cab718" style:font-size-asian="9pt" style:font-style-asian="normal" style:font-weight-asian="bold" style:font-size-complex="9pt" style:font-style-complex="normal" style:font-weight-complex="bold"/>
    </style:style>
    <style:style style:name="P71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italic" fo:font-weight="normal" officeooo:rsid="0061ac36" officeooo:paragraph-rsid="000d6448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Table_20_Contents">
      <style:paragraph-properties fo:margin-top="0in" fo:margin-bottom="0in" style:contextual-spacing="false" fo:line-height="115%" fo:text-align="justify" style:justify-single-word="false"/>
      <style:text-properties fo:color="#111111" loext:opacity="100%" style:font-name="Liberation Serif" fo:font-size="9pt" fo:font-style="italic" fo:font-weight="normal" officeooo:rsid="0061ac36" officeooo:paragraph-rsid="00cab718" style:font-size-asian="9pt" style:font-style-asian="italic" style:font-weight-asian="normal" style:font-size-complex="9pt" style:font-style-complex="italic" style:font-weight-complex="normal"/>
    </style:style>
    <style:style style:name="P73" style:family="paragraph" style:parent-style-name="Text_20_body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b6b0c3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Text_20_body" style:list-style-name="L1">
      <loext:graphic-properties draw:fill="none"/>
      <style:paragraph-properties fo:margin-left="0.1866in" fo:margin-right="0in" fo:margin-top="0in" fo:margin-bottom="0in" style:contextual-spacing="false" fo:line-height="115%" fo:text-align="start" style:justify-single-word="false" fo:text-indent="-0.1252in" style:auto-text-indent="false" fo:background-color="transparent">
        <style:tab-stops>
          <style:tab-stop style:position="0.0047in"/>
        </style:tab-stops>
      </style:paragraph-properties>
      <style:text-properties fo:color="#111111" loext:opacity="100%" style:text-line-through-style="none" style:text-line-through-type="none" style:font-name="Liberation Serif" fo:font-size="9pt" fo:font-style="normal" style:text-underline-style="none" fo:font-weight="normal" officeooo:rsid="006000b1" officeooo:paragraph-rsid="00aacb33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8e88bb"/>
    </style:style>
    <style:style style:name="T2" style:family="text">
      <style:text-properties officeooo:rsid="000669da"/>
    </style:style>
    <style:style style:name="T3" style:family="text">
      <style:text-properties officeooo:rsid="01754b8c"/>
    </style:style>
    <style:style style:name="T4" style:family="text">
      <style:text-properties officeooo:rsid="00fab406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160a74"/>
    </style:style>
    <style:style style:name="T7" style:family="text">
      <style:text-properties officeooo:rsid="00177ae6"/>
    </style:style>
    <style:style style:name="T8" style:family="text">
      <style:text-properties fo:font-weight="normal" officeooo:rsid="00693fa2" style:font-weight-asian="normal" style:font-weight-complex="normal"/>
    </style:style>
    <style:style style:name="T9" style:family="text">
      <style:text-properties fo:font-weight="normal" officeooo:rsid="006a0a18" style:font-weight-asian="normal" style:font-weight-complex="normal"/>
    </style:style>
    <style:style style:name="T10" style:family="text">
      <style:text-properties fo:font-weight="normal" officeooo:rsid="006f8aa6" style:font-weight-asian="normal" style:font-weight-complex="normal"/>
    </style:style>
    <style:style style:name="T11" style:family="text">
      <style:text-properties fo:font-weight="normal" officeooo:rsid="00711aa3" style:font-weight-asian="normal" style:font-weight-complex="normal"/>
    </style:style>
    <style:style style:name="T12" style:family="text">
      <style:text-properties fo:font-weight="normal" officeooo:rsid="0075c19c" style:font-weight-asian="normal" style:font-weight-complex="normal"/>
    </style:style>
    <style:style style:name="T13" style:family="text">
      <style:text-properties fo:font-weight="normal" officeooo:rsid="0078dffb" style:font-weight-asian="normal" style:font-weight-complex="normal"/>
    </style:style>
    <style:style style:name="T14" style:family="text">
      <style:text-properties fo:font-weight="normal" officeooo:rsid="0083c31a" style:font-weight-asian="normal" style:font-weight-complex="normal"/>
    </style:style>
    <style:style style:name="T15" style:family="text">
      <style:text-properties fo:font-weight="normal" officeooo:rsid="00852b85" style:font-weight-asian="normal" style:font-weight-complex="normal"/>
    </style:style>
    <style:style style:name="T16" style:family="text">
      <style:text-properties fo:font-weight="normal" officeooo:rsid="0088ff8e" style:font-weight-asian="normal" style:font-weight-complex="normal"/>
    </style:style>
    <style:style style:name="T17" style:family="text">
      <style:text-properties fo:font-weight="normal" officeooo:rsid="009a2972" style:font-weight-asian="normal" style:font-weight-complex="normal"/>
    </style:style>
    <style:style style:name="T18" style:family="text">
      <style:text-properties fo:font-weight="normal" officeooo:rsid="009ab9bb" style:font-weight-asian="normal" style:font-weight-complex="normal"/>
    </style:style>
    <style:style style:name="T19" style:family="text">
      <style:text-properties fo:font-weight="normal" officeooo:rsid="009f4743" style:font-weight-asian="normal" style:font-weight-complex="normal"/>
    </style:style>
    <style:style style:name="T20" style:family="text">
      <style:text-properties fo:font-weight="normal" officeooo:rsid="00215d21" style:font-weight-asian="normal" style:font-weight-complex="normal"/>
    </style:style>
    <style:style style:name="T21" style:family="text">
      <style:text-properties fo:font-weight="normal" officeooo:rsid="001e5767" style:font-weight-asian="normal" style:font-weight-complex="normal"/>
    </style:style>
    <style:style style:name="T22" style:family="text">
      <style:text-properties fo:color="#111111" loext:opacity="100%"/>
    </style:style>
    <style:style style:name="T23" style:family="text">
      <style:text-properties fo:color="#111111" loext:opacity="100%" fo:font-style="italic" style:font-style-asian="italic" style:font-style-complex="italic"/>
    </style:style>
    <style:style style:name="T24" style:family="text">
      <style:text-properties officeooo:rsid="0046e221"/>
    </style:style>
    <style:style style:name="T25" style:family="text">
      <style:text-properties officeooo:rsid="0048a871"/>
    </style:style>
    <style:style style:name="T26" style:family="text">
      <style:text-properties officeooo:rsid="004a3f70"/>
    </style:style>
    <style:style style:name="T27" style:family="text">
      <style:text-properties officeooo:rsid="004bdac6"/>
    </style:style>
    <style:style style:name="T28" style:family="text">
      <style:text-properties officeooo:rsid="00568fc4"/>
    </style:style>
    <style:style style:name="T29" style:family="text">
      <style:text-properties officeooo:rsid="0057bc8f"/>
    </style:style>
    <style:style style:name="T30" style:family="text">
      <style:text-properties officeooo:rsid="00a0b974"/>
    </style:style>
    <style:style style:name="T31" style:family="text">
      <style:text-properties officeooo:rsid="00abaa2f"/>
    </style:style>
    <style:style style:name="T32" style:family="text">
      <style:text-properties officeooo:rsid="00af2ba9"/>
    </style:style>
    <style:style style:name="T33" style:family="text">
      <style:text-properties officeooo:rsid="00af6bb2"/>
    </style:style>
    <style:style style:name="T34" style:family="text">
      <style:text-properties officeooo:rsid="00b7f135"/>
    </style:style>
    <style:style style:name="T35" style:family="text">
      <style:text-properties style:text-line-through-style="none" style:text-line-through-type="none" style:text-underline-style="none"/>
    </style:style>
    <style:style style:name="T36" style:family="text">
      <style:text-properties style:text-line-through-style="none" style:text-line-through-type="none" style:text-underline-style="none" officeooo:rsid="0098663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ba311" style:font-weight-asian="bold" style:font-weight-complex="bold"/>
    </style:style>
    <style:style style:name="T39" style:family="text">
      <style:text-properties fo:font-weight="bold" officeooo:rsid="00215d21" style:font-weight-asian="bold" style:font-weight-complex="bold"/>
    </style:style>
    <style:style style:name="T40" style:family="text">
      <style:text-properties fo:font-weight="bold" officeooo:rsid="001e5767" style:font-weight-asian="bold" style:font-weight-complex="bold"/>
    </style:style>
    <style:style style:name="T41" style:family="text">
      <style:text-properties officeooo:rsid="001ba311"/>
    </style:style>
    <style:style style:name="T42" style:family="text">
      <style:text-properties officeooo:rsid="001e5767"/>
    </style:style>
    <style:style style:name="T43" style:family="text">
      <style:text-properties officeooo:rsid="00215d21"/>
    </style:style>
    <style:style style:name="T44" style:family="text">
      <style:text-properties officeooo:rsid="001d9edd"/>
    </style:style>
    <style:style style:name="T45" style:family="text">
      <style:text-properties fo:font-style="italic" style:font-style-asian="italic" style:font-style-complex="italic"/>
    </style:style>
    <style:style style:name="T46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Kritish Dhaubanjar</text:p>
      <text:p text:style-name="P20">Lead Engineer</text:p>
      <text:p text:style-name="P46"><text:a xlink:type="simple" xlink:href="mailto:kritishdhaubanjar@gmail.com" text:style-name="Internet_20_link" text:visited-style-name="Visited_20_Internet_20_Link"><text:span text:style-name="Internet_20_link"><text:span text:style-name="T5">kritishdhaubanjar@gmail.com</text:span></text:span></text:a><text:span text:style-name="T5"> <text:s text:c="2"/>• </text:span><text:a xlink:type="simple" xlink:href="https://github.com/kritish-dhaubanjar" text:style-name="Internet_20_link" text:visited-style-name="Visited_20_Internet_20_Link"><text:span text:style-name="T5">Github</text:span></text:a><text:span text:style-name="T5"> <text:s text:c="3"/>• </text:span><text:a xlink:type="simple" xlink:href="https://www.linkedin.com/in/kritish-dhaubanjar-72b945156/" text:style-name="Internet_20_link" text:visited-style-name="Visited_20_Internet_20_Link"><text:span text:style-name="T5">LinkedIn</text:span></text:a></text:p>
      <text:p text:style-name="P2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0">PROFILE</text:p>
          </table:table-cell>
        </table:table-row>
        <table:table-row table:style-name="Table4.2">
          <table:table-cell table:style-name="Table4.A2" office:value-type="string">
            <text:p text:style-name="P30"><text:span text:style-name="T37">Experienced Lead Engineer </text:span><text:span text:style-name="T38">with 5+ years of </text:span><text:span text:style-name="T37">expertise</text:span><text:span text:style-name="T38"> in</text:span><text:span text:style-name="T37"> Full Stack </text:span><text:span text:style-name="T38">Development</text:span>, specializing <text:span text:style-name="T41">i</text:span>n modern web technologies <text:span text:style-name="T41">for designing, developing and deploying </text:span><text:span text:style-name="T42">secure, </text:span><text:span text:style-name="T41">scalable enterprise applications </text:span><text:span text:style-name="T43">with continuous diagnosing and system performance optimizations</text:span><text:span text:style-name="T41"> - primarily in the </text:span><text:span text:style-name="T38">healthcare domain </text:span><text:span text:style-name="T20">with</text:span><text:span text:style-name="T39"> </text:span><text:span text:style-name="T40">HIPAA</text:span><text:span text:style-name="T39">-</text:span><text:span text:style-name="T40">compliant </text:span><text:span text:style-name="T21">standards</text:span><text:span text:style-name="T41">. Skilled in leading remote cross-functional agile teams </text:span><text:span text:style-name="T42">and</text:span><text:span text:style-name="T41"> mentoring engineers with strong focus on </text:span><text:span text:style-name="T44">precision,</text:span><text:span text:style-name="T41"> on-time, </text:span><text:span text:style-name="T44">high-quality </text:span><text:span text:style-name="T41">delivery </text:span><text:span text:style-name="T43">that aligns</text:span><text:span text:style-name="T44"> technology solutions with business objectives</text:span><text:span text:style-name="T42">.</text:span></text:p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EXPERIENCE</text:p>
          </table:table-cell>
          <table:table-cell table:style-name="Table7.A1" table:number-columns-spanned="2" office:value-type="string">
            <text:p text:style-name="P34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5">Lead Engineer</text:p>
            <text:p text:style-name="P13">Leapfrog Technology Pvt. Ltd.</text:p>
          </table:table-cell>
          <table:covered-table-cell/>
          <table:table-cell table:style-name="Table7.A2" office:value-type="string">
            <text:p text:style-name="P6">Jan 2025 – Present</text:p>
          </table:table-cell>
        </table:table-row>
        <table:table-row table:style-name="Table7.2">
          <table:table-cell table:style-name="Table7.A2" table:number-columns-spanned="3" office:value-type="string">
            <text:list xml:id="list1625900371" text:style-name="L1">
              <text:list-item>
                <text:p text:style-name="P48">Led optimization of a React frontend table to significantly improve rendering performance and enhanced API response times for better overall application efficiency.</text:p>
              </text:list-item>
              <text:list-item>
                <text:p text:style-name="P48">Designed a multi-tenant architecture, enabling schema sharing and separation across states (TX, VT, NE) with a prompt-driven developer experience and streamlined migrations.</text:p>
              </text:list-item>
              <text:list-item>
                <text:p text:style-name="P48">Developed the Teragrunt Dependency Resolver, a change detection tool that reduced billing time from 58 minutes to 11 minutes, significantly improving infrastructure efficiency, team productivity, and deployment accuracy.</text:p>
              </text:list-item>
              <text:list-item>
                <text:p text:style-name="P48">Designed and executed the <text:span text:style-name="T34">partial-</text:span>migration from DynamoDB to PostgreSQL by creating an ER diagram, structuring data transition to improve integrity, optimize the relational schema, and accelerate the migration process.</text:p>
              </text:list-item>
              <text:list-item>
                <text:p text:style-name="P48">Frequently collaborated with stakeholders, Product Owner, and Engineering Managers to identify upcoming features, address challenges, and explore possibilities.</text:p>
              </text:list-item>
              <text:list-item>
                <text:p text:style-name="P48">Implemented chunked deliverables with initial T-shirt sizing, improving priority alignment, optimizing feature planning, streamlining delivery processes, and enhancing communication and decision-making.</text:p>
              </text:list-item>
              <text:list-item>
                <text:p text:style-name="P73">Led design and discovery phases for key features, collaborating with cross-functional teams to define requirements, explore solutions, and establish project direction.</text:p>
              </text:list-item>
              <text:list-item>
                <text:p text:style-name="P73">Conducted knowledge-sharing workshops on unit testing (setup, tear-down, and code coverage) as part of Leapfrog’s Learning and Development program.</text:p>
              </text:list-item>
              <text:list-item>
                <text:p text:style-name="P73">Delivered a foundational JavaScript workshop tailored for QA engineers to enhance their coding skills and testing capabilities.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7"/>
            <text:p text:style-name="P40"><text:span text:style-name="T36">Senior </text:span><text:span text:style-name="T35">Software Engineer</text:span></text:p>
            <text:p text:style-name="P13">Leapfrog Technology Pvt. Ltd.</text:p>
          </table:table-cell>
          <table:covered-table-cell/>
          <table:table-cell table:style-name="Table7.A2" office:value-type="string">
            <text:p text:style-name="P6"/>
            <text:p text:style-name="P6">Jan 2023 – Jan 2025</text:p>
          </table:table-cell>
        </table:table-row>
        <table:table-row table:style-name="Table7.2">
          <table:table-cell table:style-name="Table7.A2" table:number-columns-spanned="3" office:value-type="string">
            <text:list xml:id="list111135904032877" text:continue-numbering="true" text:style-name="L1">
              <text:list-item>
                <text:p text:style-name="P49">Served as primary and secondary support engineer and release engineer for critical feature releases, hot-fixes, and communications ensuring smooth and error-minimized deployments.</text:p>
              </text:list-item>
              <text:list-item>
                <text:p text:style-name="P50">Delivered timely failure resolutions for data export issues, maintaining data integrity and operational continuity.</text:p>
              </text:list-item>
              <text:list-item>
                <text:p text:style-name="P74"><text:span text:style-name="Strong_20_Emphasis"><text:span text:style-name="T8">Developed,</text:span></text:span><text:span text:style-name="Strong_20_Emphasis"><text:span text:style-name="T10"> published </text:span></text:span><text:span text:style-name="Strong_20_Emphasis"><text:span text:style-name="T11">and maintained</text:span></text:span> <text:a xlink:type="simple" xlink:href="https://github.com/kritish-dhaubanjar/dynamodb-dashboard" text:style-name="Internet_20_link" text:visited-style-name="Visited_20_Internet_20_Link">DynamoDB dashboard</text:a> to enhance developer experience by providing a user-friendly interface for managing local DynamoDB instances, addressing the gap in AWS’s tooling.</text:p>
              </text:list-item>
              <text:list-item>
                <text:p text:style-name="P74"><text:span text:style-name="T31">Performed </text:span>Urgent diagnosis, solutions &amp; response to problems and failures like script-failures, production/staging bugs.</text:p>
              </text:list-item>
              <text:list-item>
                <text:p text:style-name="P74">Conducted a feasibility analysis of implementing server-side pagination using DynamoDB, determining it was not a viable solution due to technical limitations.</text:p>
              </text:list-item>
              <text:list-item>
                <text:p text:style-name="P74">Consistently documented work across platforms (GitHub, Confluence, Slack) using clear, easy-to-understand markdown tutorials, step-by-step instructions, and visual aids (screenshots, videos, GIFs) to enhance team collaboration and knowledge sharing.</text:p>
              </text:list-item>
              <text:list-item>
                <text:p text:style-name="P74">Proactively enhanced project quality by introducing <text:span text:style-name="T32">api </text:span>validation, cleaner imports, simplified service policies, improved logging, and promoting best development practices.</text:p>
              </text:list-item>
              <text:list-item>
                <text:p text:style-name="P74">Actively semi-led meetings, managed task delegation, and guided team members on <text:span text:style-name="T33">engineering</text:span> and project management.</text:p>
              </text:list-item>
              <text:list-item>
                <text:p text:style-name="P74">Designed and implemented a robust referral classification system to accurately distinguish legacy, new, and duplicate referrals, enabling reliable reporting and insightful analysis.</text:p>
              </text:list-item>
              <text:list-item>
                <text:p text:style-name="P74">Oversaw and led the state-level expansion of the program by directing deployment and implementation efforts in Nebraska, leveraging successful frameworks from previous roll-outs.</text:p>
              </text:list-item>
              <text:list-item>
                <text:p text:style-name="P74"><text:soft-page-break/>Customized and configured the platform to meet Nebraska’s specific operational and programmatic requirements.</text:p>
              </text:list-item>
              <text:list-item>
                <text:p text:style-name="P74">Maintained effective cross-regional collaboration by working off-hours to coordinate with team members across NPT, PST, and AEST time zones, ensuring alignment and smooth communication.</text:p>
              </text:list-item>
              <text:list-item>
                <text:p text:style-name="P74">Developed reusable component structures to support shared functionality across multiple portals, enhancing consistency, usability, and development efficiency.</text:p>
              </text:list-item>
              <text:list-item>
                <text:p text:style-name="P74">Led the complete rebuild of a critical feature that had been delayed for several development cycles, delivering a fully functional solution within a tight deadline and showcasing strong technical and problem-solving abilities.</text:p>
              </text:list-item>
              <text:list-item>
                <text:p text:style-name="P74">Ensured accuracy and functionality of critical workflows despite initial cross-team coordination challenges, demonstrating persistence and dedication.</text:p>
              </text:list-item>
              <text:list-item>
                <text:p text:style-name="P74">Led feature communication across international teams, bridging gaps when product guidance was limited, highlighting strong technical communication and leadership.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4"/>
            <text:p text:style-name="P4">Software Engineer</text:p>
            <text:p text:style-name="P14">Leapfrog Technology Pvt. Ltd.</text:p>
          </table:table-cell>
          <table:covered-table-cell/>
          <table:table-cell table:style-name="Table7.A2" office:value-type="string">
            <text:p text:style-name="P42"/>
            <text:p text:style-name="P42">Jan 2021 – Jan 2023</text:p>
          </table:table-cell>
        </table:table-row>
        <table:table-row table:style-name="Table7.2">
          <table:table-cell table:style-name="Table7.A2" table:number-columns-spanned="3" office:value-type="string">
            <text:list xml:id="list111134882177974" text:continue-numbering="true" text:style-name="L1">
              <text:list-item>
                <text:p text:style-name="P51"><text:span text:style-name="Strong_20_Emphasis"><text:span text:style-name="T14">Conducted comprehensive breakthroughs of the Project ecosystem, architecture and CI/CD </text:span></text:span><text:span text:style-name="Strong_20_Emphasis"><text:span text:style-name="T15">pipelines</text:span></text:span><text:span text:style-name="Strong_20_Emphasis"><text:span text:style-name="T14"> facilitating on-boarding </text:span></text:span><text:span text:style-name="Strong_20_Emphasis"><text:span text:style-name="T15">of new engineers. Created multiple knowledge sharing sessions (KSS) covering project structure, user flows, module relationships, and step-by-step guides for setting up project environments.</text:span></text:span></text:p>
              </text:list-item>
              <text:list-item>
                <text:p text:style-name="P52"><text:span text:style-name="Strong_20_Emphasis"><text:span text:style-name="T15">Led feature development</text:span></text:span><text:span text:style-name="Strong_20_Emphasis"><text:span text:style-name="T16">s</text:span></text:span><text:span text:style-name="Strong_20_Emphasis"><text:span text:style-name="T15"> independently while maintaining direct communication with the product owner to ensure alignment with business goals and timely delivery.</text:span></text:span></text:p>
              </text:list-item>
              <text:list-item>
                <text:p text:style-name="P52">Prepared visual documentation and detailed comments in JIRA to ensure clear communication among stakeholders.</text:p>
              </text:list-item>
              <text:list-item>
                <text:p text:style-name="P52">Initiated and maintained technical documentation to support project artifacts and knowledge sharing.</text:p>
              </text:list-item>
              <text:list-item>
                <text:p text:style-name="P52">Adhered to project standards and actively ensured compliance across development practices.</text:p>
              </text:list-item>
              <text:list-item>
                <text:p text:style-name="P52">Proactively conducted self-research on industry-standard best practices to improve code quality and team processes.</text:p>
              </text:list-item>
              <text:list-item>
                <text:p text:style-name="P53"><text:span text:style-name="Strong_20_Emphasis"><text:span text:style-name="T17">Independently </text:span></text:span><text:span text:style-name="Strong_20_Emphasis"><text:span text:style-name="T18">engineered</text:span></text:span><text:span text:style-name="Strong_20_Emphasis"><text:span text:style-name="T17"> and implemented a</text:span></text:span><text:span text:style-name="Strong_20_Emphasis"><text:span text:style-name="T15"> patient identification system with fuzzy search–based matching on name, date of birth, and medical record number (MRN) to resolve duplication issues caused by re-referrals. Worked closely with the Product Owner, QA engineers, and designers to define user flows and APIs, ensuring accurate patient tracking and seamless access to unified health records.</text:span></text:span></text:p>
              </text:list-item>
              <text:list-item>
                <text:p text:style-name="P53"><text:span text:style-name="Strong_20_Emphasis"><text:span text:style-name="T15">Developed a proof of concept (POC), </text:span></text:span><text:span text:style-name="Strong_20_Emphasis"><text:span text:style-name="T19">later led the full-scale transition</text:span></text:span><text:span text:style-name="Strong_20_Emphasis"><text:span text:style-name="T15"> to support state-level expansion of the program, piloting the system for implementation in Vermont beyond its original scope in Texas.</text:span></text:span></text:p>
              </text:list-item>
              <text:list-item>
                <text:p text:style-name="P53"><text:span text:style-name="Strong_20_Emphasis"><text:span text:style-name="T15">Delivered application white labeling to customize the core platform to meet Vermont’s specific requirements.</text:span></text:span></text:p>
              </text:list-item>
              <text:list-item>
                <text:p text:style-name="P53"><text:span text:style-name="Strong_20_Emphasis"><text:span text:style-name="T15">Independently supported global changes, ensuring backward compatibility with existing data. Developed migration scripts and conducted impact analysis to maintain data integrity during the transition, working under guidance as needed.</text:span></text:span></text:p>
              </text:list-item>
              <text:list-item>
                <text:p text:style-name="P53"><text:span text:style-name="Strong_20_Emphasis"><text:span text:style-name="T15">Created multiple knowledge sharing sessions (KSS) covering project structure, user flows, module relationships, and step-by-step guides for setting up project environments.</text:span></text:span></text:p>
              </text:list-item>
              <text:list-item>
                <text:p text:style-name="P54">Provided guidance on semantic versioning best practices, collaborating closely with the Product Manager and User Story team during a US-based engagement.</text:p>
              </text:list-item>
              <text:list-item>
                <text:p text:style-name="P54">Mentored new <text:span text:style-name="T30">engineers</text:span> to improve pull request quality by teaching how to write clear summaries, detailed descriptions, and follow smart commit conventions.</text:p>
              </text:list-item>
              <text:list-item>
                <text:p text:style-name="P55"><text:span text:style-name="Strong_20_Emphasis"><text:span text:style-name="T8">Developed,</text:span></text:span><text:span text:style-name="Strong_20_Emphasis"><text:span text:style-name="T10"> published </text:span></text:span><text:span text:style-name="Strong_20_Emphasis"><text:span text:style-name="T11">and maintained</text:span></text:span><text:span text:style-name="Strong_20_Emphasis"><text:span text:style-name="T8"> a </text:span></text:span><text:a xlink:type="simple" xlink:href="https://github.com/kritish-dhaubanjar/dev-auth-chrome-extension" text:style-name="Internet_20_link" text:visited-style-name="Visited_20_Internet_20_Link"><text:span text:style-name="Strong_20_Emphasis"><text:span text:style-name="T9">browser</text:span></text:span></text:a><text:a xlink:type="simple" xlink:href="https://github.com/kritish-dhaubanjar/dev-auth-chrome-extension" text:style-name="Internet_20_link" text:visited-style-name="Visited_20_Internet_20_Link"><text:span text:style-name="Strong_20_Emphasis"><text:span text:style-name="T8"> extension</text:span></text:span></text:a><text:span text:style-name="Strong_20_Emphasis"><text:span text:style-name="T8"> to facilitate seamless role switching for QA, engineers, and product owners, accelerating RBAC testing, multi-role product development, and live feature demonstrations.</text:span></text:span></text:p>
              </text:list-item>
              <text:list-item>
                <text:p text:style-name="P55"><text:span text:style-name="Strong_20_Emphasis"><text:span text:style-name="T8">Coordinated with designers, QAs, and </text:span></text:span><text:span text:style-name="Strong_20_Emphasis"><text:span text:style-name="T12">engineers</text:span></text:span><text:span text:style-name="Strong_20_Emphasis"><text:span text:style-name="T8"> to deliver KPI filter implementation under tight deadlines, assisting QA in validating filtered data </text:span></text:span><text:span text:style-name="Strong_20_Emphasis"><text:span text:style-name="T13">with</text:span></text:span><text:span text:style-name="Strong_20_Emphasis"><text:span text:style-name="T8"> precise SQL queries.</text:span></text:span></text:p>
              </text:list-item>
              <text:list-item>
                <text:p text:style-name="P55"><text:span text:style-name="Strong_20_Emphasis"><text:span text:style-name="T8">Identified ambiguous ID references across database tables in the KPI evaluation platform and resolved them by crafting specific SQL queries to handle exceptions and ensure accurate data filtering.</text:span></text:span></text:p>
              </text:list-item>
            </text:list>
          </table:table-cell>
          <table:covered-table-cell/>
          <table:covered-table-cell/>
        </table:table-row>
        <table:table-row table:style-name="Table7.2">
          <table:table-cell table:style-name="Table7.A2" table:number-columns-spanned="2" office:value-type="string">
            <text:p text:style-name="P4"/>
            <text:p text:style-name="P4">Software Engineer</text:p>
            <text:p text:style-name="P14">Medmandu Nepal Pvt. Ltd.</text:p>
          </table:table-cell>
          <table:covered-table-cell/>
          <table:table-cell table:style-name="Table7.A2" office:value-type="string">
            <text:p text:style-name="P41"/>
            <text:p text:style-name="P41">May 2020 – Jan 2021</text:p>
          </table:table-cell>
        </table:table-row>
        <table:table-row table:style-name="Table7.2">
          <table:table-cell table:style-name="Table7.A2" table:number-columns-spanned="3" office:value-type="string">
            <text:list xml:id="list111134976205933" text:continue-numbering="true" text:style-name="L1">
              <text:list-item>
                <text:p text:style-name="P56">Led the migration of a monolithic, server-rendered CRM platform (Node.js + EJS) to a <text:span text:style-name="T26">maintainable </text:span>Vue.js Single Page Application (SPA) architecture backed by<text:span text:style-name="T24"> </text:span>RESTful APIs <text:span text:style-name="T25">(</text:span><text:span text:style-name="T24">Node.js </text:span><text:span text:style-name="T25">+ Express.js)</text:span>.</text:p>
              </text:list-item>
              <text:list-item>
                <text:p text:style-name="P56">Developed a custom e-commerce platform for pharmacy services, allowing users to upload prescriptions and place medication orders for medications, improving order accuracy and user experience.</text:p>
              </text:list-item>
              <text:list-item>
                <text:p text:style-name="P56">Refactored and streamlined <text:span text:style-name="T28">core</text:span> CRM modules, including<text:span text:style-name="T27"> </text:span>dashboards, <text:span text:style-name="T29">K</text:span><text:span text:style-name="T27">anban-style </text:span>order workflows, customer/vendor management, activity logging, employee roles, purchase/<text:span text:style-name="T27">sales</text:span> accounting, e-commerce CMS, and procurement tracking — enhancing system usability, maintainability, and operational efficiency.</text:p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EDUCATION</text:p>
          </table:table-cell>
          <table:table-cell table:style-name="Table1.A1" office:value-type="string">
            <text:p text:style-name="P32"/>
          </table:table-cell>
        </table:table-row>
        <table:table-row table:style-name="Table1.2">
          <table:table-cell table:style-name="Table1.A2" office:value-type="string">
            <text:p text:style-name="P35">2016 – <text:span text:style-name="T3">2019</text:span></text:p>
          </table:table-cell>
          <table:table-cell table:style-name="Table1.A2" office:value-type="string">
            <text:p text:style-name="P3">Bachelor’s Degree in Computer Engineering</text:p>
            <text:p text:style-name="P12"><text:span text:style-name="T4">Tribhuvan University – </text:span><text:span text:style-name="T2">Kathmandu, Nepal</text:span></text:p>
            <text:p text:style-name="P8">Percentage: 80.<text:span text:style-name="T2">16</text:span>%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CERTIFICATIONS</text:p>
          </table:table-cell>
          <table:table-cell table:style-name="Table2.A1" office:value-type="string">
            <text:p text:style-name="P69">AWS Certified Developer – Associate</text:p>
            <text:p text:style-name="P43">Amazon Web Services (AWS)</text:p>
            <text:p text:style-name="P36">Issued: Mar 19, 2023</text:p>
            <text:p text:style-name="P36">Credential ID: N53N9QNKT2F1QEG1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PUBLICATIONS</text:p>
          </table:table-cell>
          <table:table-cell table:style-name="Table5.A1" office:value-type="string">
            <text:p text:style-name="P63">Semantic Question Pair Matching with Deep Learning</text:p>
            <text:p text:style-name="P31">KEC Conference 2021</text:p>
            <text:p text:style-name="P23">NLP research on duplicate question detection using Word2Vec &amp; neural networks (Acc: 72.36%)</text:p>
            <text:p text:style-name="P23">Available at: <text:a xlink:type="simple" xlink:href="https://kec.edu.np/kec-conference-2021-proceedings/00/" text:style-name="Internet_20_link" text:visited-style-name="Visited_20_Internet_20_Link">https://kec.edu.np/kec-conference-2021-proceedings/00/</text:a>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AWARDS &amp; SCHOLARSHIPS</text:p>
          </table:table-cell>
          <table:table-cell table:style-name="Table6.A1" office:value-type="string">
            <text:p text:style-name="P63">Four-Year Scholarship</text:p>
            <text:p text:style-name="P31">Kantipur Engineering College — 2016</text:p>
            <text:p text:style-name="P22">Awarded full academic scholarship based on entrance merit and academic performance.</text:p>
            <text:p text:style-name="P22"/>
            <text:p text:style-name="P2"><text:span text:style-name="Strong_20_Emphasis"><text:span text:style-name="T22">Best Minor Project in Computer Engineering</text:span></text:span></text:p>
            <text:p text:style-name="P2"><text:span text:style-name="T23">Kantipur Engineering College — </text:span><text:span text:style-name="Emphasis"><text:span text:style-name="T23">2019</text:span></text:span><text:span text:style-name="T22"><text:line-break/>Recognized for outstanding project work in the Computer Engineering department.</text:span>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SKILLS</text:p>
          </table:table-cell>
          <table:table-cell table:style-name="Table3.A1" office:value-type="string">
            <text:p text:style-name="P33"/>
          </table:table-cell>
        </table:table-row>
        <table:table-row table:style-name="Table3.2">
          <table:table-cell table:style-name="Table3.A2" office:value-type="string">
            <text:p text:style-name="P37">Programming Languages</text:p>
            <text:p text:style-name="P38">Web Development</text:p>
            <text:p text:style-name="P38">Databases</text:p>
            <text:p text:style-name="P38">Frontend Frameworks</text:p>
            <text:p text:style-name="P38">Backend Prameworks</text:p>
            <text:p text:style-name="P38">Containerization/Orchestration</text:p>
            <text:p text:style-name="P39">Tools/Technologies</text:p>
          </table:table-cell>
          <table:table-cell table:style-name="Table3.A2" office:value-type="string">
            <text:p text:style-name="P9">Java, Javascript/<text:span text:style-name="T6">Typescript</text:span>, PHP, Python, <text:span text:style-name="T7">Bash</text:span></text:p>
            <text:p text:style-name="P10">HTML, CSS</text:p>
            <text:p text:style-name="P10">MySQL, PostgreSQL, DynamoDB, MongoDB, Redis</text:p>
            <text:p text:style-name="P10">Vue.js, React.js, Tailwind CSS, Bootstrap, shadcn/ui, Material UI, <text:span text:style-name="T7">Vuetify, Electron, JavaFX</text:span></text:p>
            <text:p text:style-name="P10">Node.js, Express.js, Laravel</text:p>
            <text:p text:style-name="P10">Docker, Ansible</text:p>
            <text:p text:style-name="P11">Git, Github, AWS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36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officeooo:rsid="008e88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3</text:page-number><text:s/>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2:00:23.883772391</meta:creation-date>
    <meta:generator>LibreOffice/7.3.7.2$Linux_X86_64 LibreOffice_project/30$Build-2</meta:generator>
    <dc:date>2025-06-26T11:11:33.939472508</dc:date>
    <meta:editing-duration>PT6H2M26S</meta:editing-duration>
    <meta:editing-cycles>150</meta:editing-cycles>
    <meta:document-statistic meta:table-count="7" meta:image-count="0" meta:object-count="0" meta:page-count="3" meta:paragraph-count="99" meta:word-count="1297" meta:character-count="9957" meta:non-whitespace-character-count="8789"/>
  </office:meta>
</office:document-meta>
</file>